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185" officeooo:paragraph-rsid="00167185"/>
    </style:style>
    <style:style style:name="P2" style:family="paragraph" style:parent-style-name="Standard">
      <style:text-properties officeooo:rsid="0017f93a" officeooo:paragraph-rsid="0017f9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n Reid</text:p>
      <text:p text:style-name="P1">IT210</text:p>
      <text:p text:style-name="P1">Reflection on Infographic</text:p>
      <text:p text:style-name="P1"/>
      <text:p text:style-name="P2">Infographic also available here: https://my.visme.co/view/31yxodv4-6ep5dw3p8wde2dz3</text:p>
      <text:p text:style-name="P1"/>
      <text:p text:style-name="P2">Respecting new ideas and the amount of effort and thought to come up with them is something that to me is extremely important. I began with this one and worked my way backwards down the chart, reflecting on what I felt was important.</text:p>
      <text:p text:style-name="P2"/>
      <text:p text:style-name="P2">Much of what anyone does is working with other people. While these guardrails were initially intended for software design, I believe that these ideas apply almost anywhere. People need to maintain their relationships above all. While programming is clearly a requirement of the job, acting fairly and honestly is most important. </text:p>
      <text:p text:style-name="P2"/>
      <text:p text:style-name="P2">Beyond that, there are other important things like reviewing each others’ work and creating opportunities, and doing no harm (or as little as possible)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22:04:51.010691024</meta:creation-date>
    <meta:generator>LibreOffice/6.4.7.2$Linux_X86_64 LibreOffice_project/40$Build-2</meta:generator>
    <dc:date>2021-08-20T22:15:54.227256790</dc:date>
    <meta:editing-duration>PT11M3S</meta:editing-duration>
    <meta:editing-cycles>2</meta:editing-cycles>
    <meta:document-statistic meta:table-count="0" meta:image-count="0" meta:object-count="0" meta:page-count="1" meta:paragraph-count="7" meta:word-count="129" meta:character-count="837" meta:non-whitespace-character-count="713"/>
  </office:meta>
</office:document-meta>
</file>